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6F6EB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style:font-name="Lucida Grande" fo:font-size="10pt"/>
    </style:style>
    <style:style style:name="P10" style:family="paragraph" style:parent-style-name="Standard" style:list-style-name="L2"/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/>
      <text:h text:style-name="Heading_20_2" text:outline-level="2">Attentes des utilisateurs (User Stories)</text:h>
      <text:p text:style-name="Text_20_body"/>
      <text:h text:style-name="Heading_20_2" text:outline-level="2">Acteurs</text:h>
      <text:p text:style-name="Text_20_body">Développeurs</text:p>
      <text:h text:style-name="Heading_20_2" text:outline-level="2">Fonctionnalités</text:h>
      <text:p text:style-name="Text_20_body">Contenu relatif ou absolue</text:p>
      <text:p text:style-name="Text_20_body">Support pour différent template layout</text:p>
      <text:p text:style-name="Text_20_body">Contrôle du statut de publication</text:p>
      <text:p text:style-name="Text_20_body">Support pour plusieurs langues</text:p>
      <text:p text:style-name="Text_20_body">Permet de générer automatiquement des menus multi-niveaux</text:p>
      <text:h text:style-name="Heading_20_2" text:outline-level="2">Objets</text:h>
      <text:p text:style-name="P5">Page</text:p>
      <text:p text:style-name="P6">L'objet model Page est le parent de tout les pages du cms. Permet la gestion du des menus, la génération de sitemap, recherche automatique.</text:p>
      <text:h text:style-name="Heading_20_2" text:outline-level="2">Actions possibles de l'administrateur du site </text:h>
      <text:list xml:id="list630646446" text:style-name="L1">
        <text:list-item>
          <text:p text:style-name="P9">Création/modification/suppression de page</text:p>
        </text:list-item>
        <text:list-item>
          <text:p text:style-name="P9">Changer l'ordre des pages pour les menus</text:p>
        </text:list-item>
        <text:list-item>
          <text:p text:style-name="P9">Gérer le contenu (component)</text:p>
        </text:list-item>
        <text:list-item>
          <text:p text:style-name="P9">Gérer les widgets</text:p>
        </text:list-item>
      </text:list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<text:soft-page-break/>Tests de validation et de mesure</text:h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erme</text:p>
          </table:table-cell>
          <table:table-cell table:style-name="Table1.A1" office:value-type="string">
            <text:p text:style-name="P8">Définition</text:p>
          </table:table-cell>
          <table:table-cell table:style-name="Table1.C1" office:value-type="string">
            <text:p text:style-name="P8">Synonymes</text:p>
          </table:table-cell>
        </table:table-row>
        <table:table-row>
          <table:table-cell table:style-name="Table1.A2" office:value-type="string">
            <text:p text:style-name="Table_20_Contents">Page</text:p>
          </table:table-cell>
          <table:table-cell table:style-name="Table1.A2" office:value-type="string">
            <text:p text:style-name="Table_20_Contents">Représente une page, qui peux contenir plusieurs action. Exemple, une page de nouvelles, page de produi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mponent</text:p>
          </table:table-cell>
          <table:table-cell table:style-name="Table1.A2" office:value-type="string">
            <text:p text:style-name="Table_20_Contents">Élément unique associé à une seule page. Comme du texte, image. La page s'occupe de sont intégr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idget</text:p>
          </table:table-cell>
          <table:table-cell table:style-name="Table1.A2" office:value-type="string">
            <text:p text:style-name="Table_20_Contents">Élément ajouté à une page qui à ses propres propriété et qui est généré par l'application qui fourni le widget.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P7">Models</text:p>
      <text:p text:style-name="Standard">Page</text:p>
      <text:p text:style-name="Standard"/>
      <text:p text:style-name="Standard"/>
      <text:p text:style-name="P7">Managers</text:p>
      <text:p text:style-name="Standard">NewsManager</text:p>
      <text:list xml:id="list580223124" text:style-name="L2">
        <text:list-item>
          <text:p text:style-name="P10">Override get_query_set afin de forcer la recherche de nouvelles publiées</text:p>
        </text:list-item>
      </text:list>
      <text:p text:style-name="Standard"/>
      <text:p text:style-name="P7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1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8T12:38:43</meta:creation-date>
    <meta:editing-duration>PT30H12M45S</meta:editing-duration>
    <meta:editing-cycles>75</meta:editing-cycles>
    <meta:generator>OpenOffice.org/3.2$Unix OpenOffice.org_project/320m12$Build-9483</meta:generator>
    <meta:initial-creator>Francis Lavoie</meta:initial-creator>
    <dc:date>2010-04-20T13:46:00</dc:date>
    <meta:document-statistic meta:table-count="1" meta:image-count="1" meta:object-count="0" meta:page-count="2" meta:paragraph-count="47" meta:word-count="239" meta:character-count="1690"/>
  </office:meta>
</office:document-meta>
</file>